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20000002000002380000019900DDD5F6.eps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34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711cm" svg:height="13.644cm" svg:x="-0.022cm" svg:y="1.039cm">
          <draw:image xlink:href="Pictures/20000002000002380000019900DDD5F6.eps" xlink:type="simple" xlink:show="embed" xlink:actuate="onLoad">
            <text:p/>
          </draw:image>
        </draw:frame>
        <draw:frame draw:style-name="gr2" draw:text-style-name="P2" draw:layer="layout" svg:width="7.979cm" svg:height="1.591cm" draw:transform="rotate (1.5707963267946) translate (18.662cm 13.397cm)">
          <draw:text-box>
            <text:p text:style-name="P2">Y. Satou, PL B 549, 307 (2002) 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27T03:51:51</dc:date>
    <dc:creator>Paul Maanen</dc:creator>
    <meta:document-statistic meta:object-count="2"/>
    <meta:generator>OpenOffice/4.0.1$Unix OpenOffice.org_project/401m5$Build-9714</meta:generator>
  </office:meta>
</office:document-meta>
</file>